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line-height="100%" fo:text-align="end" style:justify-single-word="false" style:page-number="auto"/>
    </style:style>
    <style:style style:name="P2" style:family="paragraph" style:parent-style-name="Text_20_body">
      <style:paragraph-properties fo:line-height="100%" fo:text-align="end" style:justify-single-word="false"/>
    </style:style>
    <style:style style:name="P3" style:family="paragraph" style:parent-style-name="Standard">
      <style:paragraph-properties fo:line-height="200%"/>
    </style:style>
    <style:style style:name="P4" style:family="paragraph" style:parent-style-name="Footnote">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Wrenn</text:p>
      <text:p text:style-name="P2">HIS 211</text:p>
      <text:p text:style-name="P2">28 April 2014</text:p>
      <text:p text:style-name="P2">Essay 5</text:p>
      <text:p text:style-name="P3"><text:tab/>On November 9, 1989, an exultant mass of thousands of East Berliners breached the monolith of concrete dividing Berlin and flowed beneath the glow of street-lamps into the streets of West Germany.<text:note text:id="ftn1" text:note-class="footnote"><text:note-citation>1</text:note-citation><text:note-body><text:p text:style-name="Footnote">Opening of the Berlin Wall: Cheering Berliners on the Wall at Brandenburg Gate (November 9, 1989) http://germanhistorydocs.ghi-dc.org/sub_image.cfm?image_id=3029</text:p></text:note-body></text:note> For many commentators, the incident marked nothing less than the joyous reunion a long-estranged family. Their appraisals were not retrospective; the eagerness of media outlets to report on the long-impending reunification of Germany transformed a politburo misstatement into a revolution. Such hopeful sentiments seemingly gained legitimacy in the political developments that followed. On April 29th, 1990, Lothar de Maizière, Prime Minister of East Germany produced a similar premonition, reducing the GDR's recent political history and future to two phases: "The renewal of [East German] society grew from the cry 'We are the people!'"--the first time in decades, he claimed, that the "population of the GDR [...] constituted itself as a people."<text:note text:id="ftn2" text:note-class="footnote"><text:note-citation>2</text:note-citation><text:note-body><text:p text:style-name="Footnote">Lothar de Maizière's Government Program (April 19, 1990), http://germanhistorydocs.ghi-dc.org/sub_document.cfm?document_id=242</text:p></text:note-body></text:note> The transformation of that rallying cry into "We are one people!" marked the second phase, one eager to recomplect the fates of East and West Germany. However, unlike the premature but precipitous reports of the fall of the Berlin Wall, the optimism typified by de Maizière failed to instruct reality. Ostensibly, 'German Reunification' was a success: by August 1990 the GDR and FDR signed the Unification Treaty, Western consumer goods duly flowed into Eastern markets, and the seat of German federal power returned, as planned, to Berlin. This timeline of events is a convincing success story for the reunification of Germanies, but not one the reunification of Germans. Not only did the osmosis of the GDR fail to produce a shared national identity, it catalyzed the development of cultural demarcations by both sides in the battle for national identity. </text:p>
      <text:p text:style-name="P3"><text:soft-page-break/><text:tab/>The inequivalence between the narrative of the reunification of the German state with that of the reunification of the German nation was epitomized by the failure of the FDR to reduce economic inequities between its western and eastern territories. In 1991, the income gap between East and West Germans stood at 1440 deutschmarks, decreasing to 730 deutschmarks in 1996, but increasing again to 622 Euro in 2002. By 2005, a 40% gulf in household net worth still separated East and West Germans.<text:note text:id="ftn3" text:note-class="footnote"><text:note-citation>3</text:note-citation><text:note-body><text:p text:style-name="P4"><text:s text:c="5"/>An East German Journalist Criticizes the Lack of German Unity (August 25, 2005) , http://www.germanhistorydocs.ghi-dc.org/docpage.cfm?docpage_id=3571</text:p></text:note-body></text:note> As a measure of the success of Federal unification, these figures, while disappointingly underwhelming to many Germans, might represent a success; it was long known that modernizing the East would be an arduous endeavor and an income gap had existed since the partition of Germany. However, the pressures applied by Federal unification transformed an economic recession into a question of German national identity, characterized by the contentious emergence of "Ostalgia" as a cultural phenomenon. The Trabant, once a symbol of the failure of Communism to provide adequate consumer goods, took on a new life as a popular culture icon, featured in movies and television.<text:note text:id="ftn4" text:note-class="footnote"><text:note-citation>4</text:note-citation><text:note-body><text:p text:style-name="Footnote">“Go Trabbie, Go!”, Berdahl.</text:p></text:note-body></text:note> One disenchanted East German noted in 2003 his incredulity that "even the phone lines" of East Germany, reaching only 27 per 1000 people, was now called by some "not all that bad."<text:note text:id="ftn5" text:note-class="footnote"><text:note-citation>5</text:note-citation><text:note-body><text:p text:style-name="Footnote">An East German Writer Deplores GDR Nostalgia (2003), http://www.germanhistorydocs.ghi-dc.org/sub_document.cfm?document_id=3559</text:p></text:note-body></text:note> Public opinion polls conducted in 1995 corroborated the polarizing effect of Federal unification on national identities, concluding that "although the majority of East Germans consistently emphasized that their economic situation has improved since unification, they expressed increasing disappointment with the course of the unification process." Most did not interpret this as benign trend, with three-quarters believing they were maligned as "second-class citizens" in Germany.<text:note text:id="ftn6" text:note-class="footnote"><text:note-citation>6</text:note-citation><text:note-body><text:p text:style-name="Footnote">GDR Nostalgia (1996), GDR Nostalgia (1996), http://www.germanhistorydocs.ghi-dc.org/sub_document.cfm?document_id=3107</text:p></text:note-body></text:note></text:p>
      <text:p text:style-name="P3"><text:tab/>In virtually every aspect but language, the territories of East and West Germany <text:soft-page-break/>lacked the trademarks of a shared culture--in forty-five years of physical separation, they had diverged with different histories, faiths, economic structures, and political sensibility. In a bid to assuage the growing divisions Reunification effected, German society underwent a process of genericization in order to appeal to the broadest swath of Germans as possible. Federal politics assumed diluted form. Commenting on the 1994 German elections, Theo Sommer, publisher of the liberal weekly <text:span text:style-name="T1">Die Zeit</text:span>, related his dispassion for either incumbent Helmut Kohl or Rudolf Scharping. Neither candidate, he believed, produced a platform of reform.<text:note text:id="ftn7" text:note-class="footnote"><text:note-citation>7</text:note-citation><text:note-body><text:p text:style-name="Footnote">The Agony of Choice (October 14, 1994), http://www.germanhistorydocs.ghi-dc.org/sub_document.cfm?document_id=3789</text:p></text:note-body></text:note> The same feelings of detached apathy and political stagnation of the nineties remained in the 2002 elections. German author Peter Schneider quipped, "As an observer of the German body politic I have been reminded of the inert patients in the film "Awakenings" – thanks to a new drug, they regain their old vitality for a brief moment, only to sink back into paralysis."<text:note text:id="ftn8" text:note-class="footnote"><text:note-citation>8</text:note-citation><text:note-body><text:p text:style-name="Footnote">The 2002 Bundestag Elections (September 25, 2002) , http://www.germanhistorydocs.ghi-dc.org/sub_document.cfm?document_id=3797</text:p></text:note-body></text:note> And again, in 2009, Germans election sagged under the weight of accusations that they were "boring, devoid of content, averse to conflict, and passionless."<text:note text:id="ftn9" text:note-class="footnote"><text:note-citation>9</text:note-citation><text:note-body><text:p text:style-name="Footnote">A Boring Election Campaign? (September 9, 2009), http://www.germanhistorydocs.ghi-dc.org/sub_document.cfm?document_id=3803</text:p></text:note-body></text:note> In a state where constituents were roughly divided between two nations, politicians starved their platforms of controversy for the sake of legitimacy.</text:p>
      <text:p text:style-name="P3"><text:tab/>The construction of a cultural identity required similar genericization. A unified Germany lacked a usable history; the last time Germany had been unified was in the midst of engineering the most costly war in human history and an infamous genocide. The suggestion of theologian Richard Schröder that Germans unite not in their “shared history,” but their “shared liability” did not hold broad appeal.<text:note text:id="ftn10" text:note-class="footnote"><text:note-citation>10</text:note-citation><text:note-body><text:p text:style-name="Footnote">The Theologian Richard Schröder Calls for Democratic Patriotism (1993), http://www.germanhistorydocs.ghi-dc.org/sub_document.cfm?document_id=3421</text:p></text:note-body></text:note> For East Germans particularly, collective guilt was an artificial and unwanted construct; the treatment of German history by the GDR framed WWII and the holocaust as crimes against all Europeans, neither limited nor focused <text:soft-page-break/>on Jews.<text:note text:id="ftn11" text:note-class="footnote"><text:note-citation>11</text:note-citation><text:note-body><text:p text:style-name="Footnote">A Jewish Writer Criticizes the Holocaust Memorial (December 19, 2004), http://www.germanhistorydocs.ghi-dc.org/sub_document.cfm?document_id=3655.<text:line-break/><text:span text:style-name="T1">The GHDI editorializes Seligmann statements as being a 'Jewish' perspective, but Seligmann also is an East German, having moved there in the late 1950s.</text:span></text:p></text:note-body></text:note> Very few alternatives, such as the romanticization of rural Germany, succeeded in suggesting a shared history in a way that did not directly broach the topic of collective guilt. One alternative reduced national identity to a simplistic and exclusionary form. Beginning the late 1990's, some German's felt that the greatest threat to German culture was posed by the influence of immigrants. This trend reduced German nationality into a binary form: "us" versus "them,” but provided sieve of German identity transcending <text:span text:style-name="T1">Ossis</text:span><text:span text:style-name="T2"> and </text:span><text:span text:style-name="T1">Wessis</text:span><text:span text:style-name="T2">.</text:span><text:span text:style-name="T2"><text:note text:id="ftn12" text:note-class="footnote"><text:note-citation>12</text:note-citation><text:note-body><text:p text:style-name="Footnote">The Journalist Josef Joffe Reflects on Sources of German Pride (2001), http://www.germanhistorydocs.ghi-dc.org/sub_document.cfm?document_id=3429.</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0:42:25</meta:creation-date>
    <meta:editing-duration>PT1H12M23S</meta:editing-duration>
    <meta:editing-cycles>7</meta:editing-cycles>
    <meta:generator>LibreOffice/3.5$Linux_x86 LibreOffice_project/350m1$Build-2</meta:generator>
    <dc:date>2015-02-27T15:37:24</dc:date>
    <meta:document-statistic meta:table-count="0" meta:image-count="0" meta:object-count="0" meta:page-count="4" meta:paragraph-count="20" meta:word-count="1127" meta:character-count="7919" meta:non-whitespace-character-count="6816"/>
  </office:meta>
</office:document-meta>
</file>